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1.5cm" fo:min-width="11.5cm" loext:decorative="false"/>
      <style:paragraph-properties style:writing-mode="lr-tb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2cm" fo:min-width="11cm" loext:decorative="false"/>
      <style:paragraph-properties style:writing-mode="lr-tb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2.75cm" fo:min-width="3cm" loext:decorative="false"/>
      <style:paragraph-properties style:writing-mode="lr-tb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2.75cm" fo:min-width="3.25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2.5cm" fo:min-width="13.75cm" loext:decorative="false"/>
      <style:paragraph-properties style:writing-mode="lr-tb"/>
    </style:style>
    <style:style style:name="gr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" style:family="graphic" style:parent-style-name="standard">
      <style:graphic-properties draw:fill-color="#ffd8ce" draw:textarea-horizontal-align="justify" draw:textarea-vertical-align="middle" draw:auto-grow-height="false" fo:min-height="1.25cm" fo:min-width="8.25cm" loext:decorative="false"/>
      <style:paragraph-properties style:writing-mode="lr-tb"/>
    </style:style>
    <style:style style:name="gr10" style:family="graphic" style:parent-style-name="objectwithoutfill">
      <style:graphic-properties draw:marker-start="Arrowheads_20_9" draw:marker-start-width="0.3cm" draw:marker-end="Arrowheads_20_10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8c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cm" svg:height="1.75cm" svg:x="4.5cm" svg:y="1.5cm">
          <text:p text:style-name="P1">User / Adm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cm" svg:height="2.25cm" svg:x="4.25cm" svg:y="7cm">
          <text:p text:style-name="P1">Authentication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5cm" svg:height="3cm" svg:x="1cm" svg:y="16.25cm">
          <text:p text:style-name="P1">Join Meeting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1.5cm" svg:height="2.25cm" svg:x="4.5cm" svg:y="12cm"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75cm" svg:height="3cm" svg:x="16.25cm" svg:y="16.25cm">
          <text:p text:style-name="P1">Host Meeting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25cm" svg:y1="3.249cm" svg:x2="10.25cm" svg:y2="6.75cm">
          <text:p/>
        </draw:line>
        <draw:line draw:style-name="gr5" draw:text-style-name="P3" draw:layer="layout" svg:x1="10cm" svg:y1="9.249cm" svg:x2="10cm" svg:y2="12cm">
          <text:p/>
        </draw:line>
        <draw:connector draw:style-name="gr6" draw:text-style-name="P3" draw:layer="layout" draw:type="lines" draw:line-skew="-1.749cm" svg:x1="4.5cm" svg:y1="13.125cm" svg:x2="2.75cm" svg:y2="16.25cm" draw:start-shape="id1" draw:end-shape="id2" svg:d="M4500 13125h-2250l500 2624v501" svg:viewBox="0 0 2251 3126">
          <text:p/>
        </draw:connector>
        <draw:connector draw:style-name="gr6" draw:text-style-name="P3" draw:layer="layout" draw:type="lines" draw:line-skew="2.249cm" svg:x1="16cm" svg:y1="13.125cm" svg:x2="18.125cm" svg:y2="16.25cm" draw:start-shape="id1" draw:end-shape="id3" svg:d="M16000 13125h2750l-625 2624v501" svg:viewBox="0 0 2751 3126">
          <text:p/>
        </draw:connector>
        <draw:custom-shape draw:style-name="gr7" draw:text-style-name="P2" draw:layer="layout" svg:width="14.25cm" svg:height="2.75cm" svg:x="4.25cm" svg:y="25.75cm">
          <text:p text:style-name="P1">Leave Meeting/ End Meeting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5.818cm" svg:y1="25.786cm" svg:x2="17.009cm" svg:y2="18.919cm" svg:d="M15818 25786v-3433h1191v-3434" svg:viewBox="0 0 1192 6868">
          <text:p/>
        </draw:connector>
        <draw:custom-shape draw:style-name="gr9" draw:text-style-name="P4" draw:layer="layout" svg:width="8.75cm" svg:height="1.5cm" svg:x="5.25cm" svg:y="-1.5cm">
          <text:p text:style-name="P1">Level 0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4.425cm" svg:y1="25.455cm" svg:x2="2.75cm" svg:y2="19.25cm" draw:end-shape="id2" draw:end-glue-point="2" svg:d="M4425 25455v-2852h-1675v-3353" svg:viewBox="0 0 1676 62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6T11:50:35.236000000</meta:creation-date>
    <dc:date>2025-03-26T12:45:14.514000000</dc:date>
    <meta:editing-duration>PT43M23S</meta:editing-duration>
    <meta:editing-cycles>4</meta:editing-cycles>
    <meta:generator>LibreOffice/24.2.5.2$Windows_X86_64 LibreOffice_project/bffef4ea93e59bebbeaf7f431bb02b1a39ee8a59</meta:generator>
    <meta:document-statistic meta:object-count="13"/>
  </office:meta>
</office:document-meta>
</file>